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officeooo:rsid="000de667" officeooo:paragraph-rsid="000de667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2pt" fo:font-weight="bold" officeooo:rsid="000de667" officeooo:paragraph-rsid="000de667" style:font-size-asian="10.5pt" style:font-weight-asian="bold" style:font-size-complex="12pt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<text:s text:c="106"/>le :</text:p>
      <text:p text:style-name="P1"/>
      <text:p text:style-name="P2">Interrogation de mathématiques</text:p>
      <text:p text:style-name="P1"/>
      <text:p text:style-name="P1">La fonction f est définie sur ]0;50] <text:s/>par <draw:frame draw:style-name="fr1" draw:name="Objet2" text:anchor-type="as-char" svg:y="-0.741cm" svg:width="3.42cm" svg:height="1.24cm" draw:z-index="0"><draw:object xlink:href="./Object 2" xlink:type="simple" xlink:show="embed" xlink:actuate="onLoad"/><draw:image xlink:href="./ObjectReplacements/Object 2" xlink:type="simple" xlink:show="embed" xlink:actuate="onLoad"/></draw:frame>.</text:p>
      <text:p text:style-name="P1">1) Montrer que <draw:frame draw:style-name="fr1" draw:name="Objet3" text:anchor-type="as-char" svg:y="-0.741cm" svg:width="4.383cm" svg:height="1.265cm" draw:z-index="1"><draw:object xlink:href="./Object 3" xlink:type="simple" xlink:show="embed" xlink:actuate="onLoad"/><draw:image xlink:href="./ObjectReplacements/Object 3" xlink:type="simple" xlink:show="embed" xlink:actuate="onLoad"/></draw:frame>.</text:p>
      <text:p text:style-name="P1">2) Étudier le signe de f’ sur ]0;50].</text:p>
      <text:p text:style-name="P1">3) En déduire le tableau de variations de f.</text:p>
      <text:p text:style-name="P1"/>
      <text:p text:style-name="P1"/>
      <text:p text:style-name="P1"/>
      <text:p text:style-name="P1"/>
      <text:p text:style-name="P1"/>
      <text:p text:style-name="P1">Nom : <text:s text:c="106"/>le :</text:p>
      <text:p text:style-name="P1"/>
      <text:p text:style-name="P2">Interrogation de mathématiques</text:p>
      <text:p text:style-name="P1"/>
      <text:p text:style-name="P1">La fonction f est définie sur ]0;50] <text:s/>par <draw:frame draw:style-name="fr1" draw:name="Objet1" text:anchor-type="as-char" svg:y="-0.741cm" svg:width="3.42cm" svg:height="1.24cm" draw:z-index="2"><draw:object xlink:href="./Object 1" xlink:type="simple" xlink:show="embed" xlink:actuate="onLoad"/><draw:image xlink:href="./ObjectReplacements/Object 1" xlink:type="simple" xlink:show="embed" xlink:actuate="onLoad"/><svg:desc>formule</svg:desc></draw:frame>.</text:p>
      <text:p text:style-name="P1">1) Montrer que <draw:frame draw:style-name="fr1" draw:name="Objet4" text:anchor-type="as-char" svg:y="-0.741cm" svg:width="4.383cm" svg:height="1.265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.</text:p>
      <text:p text:style-name="P1">2) Étudier le signe de f’ sur ]0;50].</text:p>
      <text:p text:style-name="P1">3) En déduire le tableau de variations de f.</text:p>
      <text:p text:style-name="P1"/>
      <text:p text:style-name="P1"/>
      <text:p text:style-name="P1"/>
      <text:p text:style-name="P1"/>
      <text:p text:style-name="P1"/>
      <text:p text:style-name="P1">Nom : <text:s text:c="106"/>le :</text:p>
      <text:p text:style-name="P1"/>
      <text:p text:style-name="P2">Interrogation de mathématiques</text:p>
      <text:p text:style-name="P1"/>
      <text:p text:style-name="P1">La fonction f est définie sur ]0;50] <text:s/>par <draw:frame draw:style-name="fr1" draw:name="Objet5" text:anchor-type="as-char" svg:y="-0.741cm" svg:width="3.42cm" svg:height="1.24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.</text:p>
      <text:p text:style-name="P1">1) Montrer que <draw:frame draw:style-name="fr1" draw:name="Objet6" text:anchor-type="as-char" svg:y="-0.741cm" svg:width="4.383cm" svg:height="1.265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.</text:p>
      <text:p text:style-name="P1">2) Étudier le signe de f’ sur ]0;50].</text:p>
      <text:p text:style-name="P1">3) En déduire le tableau de variations de f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4T15:23:30.498000000</meta:creation-date>
    <dc:date>2020-09-24T15:31:07.044000000</dc:date>
    <meta:editing-duration>PT7M39S</meta:editing-duration>
    <meta:editing-cycles>1</meta:editing-cycles>
    <meta:document-statistic meta:table-count="0" meta:image-count="0" meta:object-count="6" meta:page-count="1" meta:paragraph-count="18" meta:word-count="111" meta:character-count="858" meta:non-whitespace-character-count="444"/>
    <meta:generator>LibreOffice/6.4.2.2$Windows_X86_64 LibreOffice_project/4e471d8c02c9c90f512f7f9ead8875b57fcb1ec3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+</mo>
        <mn>5</mn>
        <mo stretchy="false">+</mo>
        <mfrac>
          <mn>12</mn>
          <mi>x</mi>
        </mfrac>
      </mrow>
    </mrow>
    <annotation encoding="StarMath 5.0">f(x)=3x+5+12 over x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+</mo>
        <mn>5</mn>
        <mo stretchy="false">+</mo>
        <mfrac>
          <mn>12</mn>
          <mi>x</mi>
        </mfrac>
      </mrow>
    </mrow>
    <annotation encoding="StarMath 5.0">f(x)=3x+5+12 over x</annotation>
  </semantics>
</math>
</file>

<file path=Object 3/content.xml><?xml version="1.0" encoding="utf-8"?>
<math xmlns="http://www.w3.org/1998/Math/MathML" display="block">
  <semantics>
    <mrow>
      <mi>f</mi>
      <mi>’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o fence="true" stretchy="false">(</mo>
              <mrow>
                <mrow>
                  <mi>x</mi>
                  <mo stretchy="false">−</mo>
                  <mn>2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</mrow>
          <msup>
            <mi>x</mi>
            <mn>2</mn>
          </msup>
        </mfrac>
      </mrow>
    </mrow>
    <annotation encoding="StarMath 5.0">f’(x)={3(x-2)(x+2)} over {x^2}</annotation>
  </semantics>
</math>
</file>

<file path=Object 4/content.xml><?xml version="1.0" encoding="utf-8"?>
<math xmlns="http://www.w3.org/1998/Math/MathML" display="block">
  <semantics>
    <mrow>
      <mi>f</mi>
      <mi>’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o fence="true" stretchy="false">(</mo>
              <mrow>
                <mrow>
                  <mi>x</mi>
                  <mo stretchy="false">−</mo>
                  <mn>2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</mrow>
          <msup>
            <mi>x</mi>
            <mn>2</mn>
          </msup>
        </mfrac>
      </mrow>
    </mrow>
    <annotation encoding="StarMath 5.0">f’(x)={3(x-2)(x+2)} over {x^2}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+</mo>
        <mn>5</mn>
        <mo stretchy="false">+</mo>
        <mfrac>
          <mn>12</mn>
          <mi>x</mi>
        </mfrac>
      </mrow>
    </mrow>
    <annotation encoding="StarMath 5.0">f(x)=3x+5+12 over x</annotation>
  </semantics>
</math>
</file>

<file path=Object 6/content.xml><?xml version="1.0" encoding="utf-8"?>
<math xmlns="http://www.w3.org/1998/Math/MathML" display="block">
  <semantics>
    <mrow>
      <mi>f</mi>
      <mi>’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o fence="true" stretchy="false">(</mo>
              <mrow>
                <mrow>
                  <mi>x</mi>
                  <mo stretchy="false">−</mo>
                  <mn>2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</mrow>
          <msup>
            <mi>x</mi>
            <mn>2</mn>
          </msup>
        </mfrac>
      </mrow>
    </mrow>
    <annotation encoding="StarMath 5.0">f’(x)={3(x-2)(x+2)} over {x^2}</annotation>
  </semantics>
</math>
</file>